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 Medium for Powerline" svg:font-family="'Roboto Mono Medium for Powerline'"/>
    <style:font-face style:name="Roboto Mono Medium for Powerline1" svg:font-family="'Roboto Mono Medium for Powerline'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Roboto Mono Medium for Powerline1"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style:font-name="Roboto Mono Medium for Powerline1"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Roboto Mono Medium for Powerline1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Roboto Mono Medium for Powerline1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Roboto Mono Medium for Powerline1"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Mono Medium for Powerline1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2.23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bottom" fo:min-height="1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bottom" fo:min-height="0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><draw:frame text:anchor-type="paragraph" draw:z-index="0" draw:name="Form3" draw:style-name="gr1" draw:text-style-name="P2" svg:width="17.019cm" svg:height="2.236cm" svg:x="0.048cm" svg:y="1.288cm"><draw:text-box><text:p text:style-name="P1"><text:span text:style-name="T1">#title</text:span></text:p></draw:text-box></draw:frame><draw:frame text:anchor-type="paragraph" draw:z-index="2" draw:name="Form4" draw:style-name="gr3" draw:text-style-name="P3" svg:width="1.246cm" svg:height="0.74cm" svg:x="15.729cm" svg:y="-0.053cm"><draw:text-box><text:p><text:span text:style-name="T2">#DE</text:span></text:p></draw:text-box></draw:frame><draw:frame text:anchor-type="paragraph" draw:z-index="3" draw:name="Form4" draw:style-name="gr2" draw:text-style-name="P3" svg:width="2.899cm" svg:height="0.694cm" svg:x="3.187cm" svg:y="-0.03cm"><draw:text-box><text:p><text:span text:style-name="T2">#day</text:span></text:p></draw:text-box></draw:frame><draw:frame text:anchor-type="paragraph" draw:z-index="4" draw:name="Form4" draw:style-name="gr4" draw:text-style-name="P3" svg:width="4.694cm" svg:height="0.669cm" svg:x="6.884cm" svg:y="-0.018cm"><draw:text-box><text:p><text:span text:style-name="T2">#start</text:span></text:p></draw:text-box></draw:frame><draw:frame text:anchor-type="paragraph" draw:z-index="6" draw:name="Form4" draw:style-name="gr2" draw:text-style-name="P3" svg:width="2.498cm" svg:height="0.694cm" svg:x="12.725cm" svg:y="-0.03cm"><draw:text-box><text:p><text:span text:style-name="T2">#durat</text:span></text:p></draw:text-box></draw:frame><draw:frame text:anchor-type="paragraph" draw:z-index="1" draw:name="Form1" draw:style-name="gr2" draw:text-style-name="P3" svg:width="3.186cm" svg:height="0.694cm" svg:x="0.002cm" svg:y="-0.03cm"><draw:text-box><text:p><text:span text:style-name="T2">#blockid</text:span></text:p></draw:text-box></draw:frame><text:line-break/><text:line-break/></text:p>
      <text:p text:style-name="Text_20_body"><draw:frame text:anchor-type="paragraph" draw:z-index="7" draw:name="Form5" draw:style-name="gr6" draw:text-style-name="P6" svg:width="3.338cm" svg:height="1.4cm" svg:x="13.656cm" svg:y="7.308cm"><draw:text-box><text:p text:style-name="P5"><text:span text:style-name="T3">#room</text:span></text:p></draw:text-box></draw:frame><draw:frame text:anchor-type="paragraph" draw:z-index="8" draw:name="Form5" draw:style-name="gr7" draw:text-style-name="P6" svg:width="6.287cm" svg:height="0.541cm" svg:x="10.707cm" svg:y="8.86cm"><draw:text-box><text:p text:style-name="P5"><text:span text:style-name="T3">#track</text:span></text:p></draw:text-box></draw:frame><draw:frame text:anchor-type="paragraph" draw:z-index="5" draw:name="Form2" draw:style-name="gr5" draw:text-style-name="P4" svg:width="13.136cm" svg:height="1.597cm" svg:x="2.009cm" svg:y="2.083cm"><draw:text-box><text:p text:style-name="P1"><text:span text:style-name="T2">#speak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 Medium for Powerline" svg:font-family="'Roboto Mono Medium for Powerline'"/>
    <style:font-face style:name="Roboto Mono Medium for Powerline1" svg:font-family="'Roboto Mono Medium for Powerline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 Mono Medium for Powerline" fo:font-size="14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Roboto Mono Medium for Powerline" fo:font-size="14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oboto Mono Medium for Powerline" fo:font-family="'Roboto Mono Medium for Powerline'" fo:font-size="16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8:51:41.729669000</meta:creation-date>
    <meta:editing-cycles>0</meta:editing-cycles>
    <meta:editing-duration>P0D</meta:editing-duration>
    <meta:generator>LibreOffice/6.0.6.2$MacOSX_X86_64 LibreOffice_project/0c292870b25a325b5ed35f6b45599d2ea4458e77</meta:generator>
    <meta:document-statistic meta:table-count="0" meta:image-count="0" meta:object-count="0" meta:page-count="1" meta:paragraph-count="1" meta:word-count="0" meta:character-count="2" meta:non-whitespace-character-count="0"/>
  </office:meta>
</office:document-meta>
</file>